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A9925FD2.png" manifest:media-type="image/png"/>
  <manifest:file-entry manifest:full-path="Pictures/100000010000020000000200E3E42535.png" manifest:media-type="image/png"/>
  <manifest:file-entry manifest:full-path="Pictures/100000010000020000000200CA80298C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dash" draw:stroke-dash="Ultrafine_20_Dashed"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 loext:decorative="false"/>
    </style:style>
    <style:style style:name="gr2" style:family="graphic" style:parent-style-name="standard">
      <style:graphic-properties draw:stroke="solid" svg:stroke-width="0.02cm" svg:stroke-color="#0084d1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 loext:decorative="false"/>
      <style:paragraph-properties style:writing-mode="lr-tb"/>
    </style:style>
    <style:style style:name="gr3" style:family="graphic" style:parent-style-name="standard">
      <style:graphic-properties svg:stroke-width="0.02cm" svg:stroke-color="#0084d1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 loext:decorative="false"/>
      <style:paragraph-properties style:writing-mode="lr-tb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 loext:decorative="false"/>
      <style:paragraph-properties style:writing-mode="lr-tb"/>
    </style:style>
    <style:style style:name="gr5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 loext:decorative="false"/>
      <style:paragraph-properties style:writing-mode="lr-tb"/>
    </style:style>
    <style:style style:name="gr6" style:family="graphic" style:parent-style-name="standard">
      <style:graphic-properties svg:stroke-width="0.02cm" svg:stroke-color="#004586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width="0.02cm" svg:stroke-color="#008000" draw:marker-start-width="0.33cm" draw:marker-end-width="0.33cm" draw:fill="solid" draw:fill-color="#81c784" draw:textarea-horizontal-align="left" draw:auto-grow-height="false" draw:auto-grow-width="false" fo:min-height="0.323cm" fo:min-width="0.875cm" fo:padding-top="0.135cm" fo:padding-bottom="0.06cm" fo:padding-left="0.06cm" fo:padding-right="0.06cm" loext:decorative="false"/>
      <style:paragraph-properties style:writing-mode="lr-tb"/>
    </style:style>
    <style:style style:name="gr8" style:family="graphic" style:parent-style-name="standard">
      <style:graphic-properties draw:stroke="none" svg:stroke-width="0.02cm" svg:stroke-color="#008000" draw:marker-start-width="0.33cm" draw:marker-end-width="0.33cm" draw:fill="solid" draw:fill-color="#81c784" draw:textarea-horizontal-align="left" draw:auto-grow-height="false" draw:auto-grow-width="false" fo:min-height="0.323cm" fo:min-width="0.875cm" fo:padding-top="0.135cm" fo:padding-bottom="0.135cm" fo:padding-left="0.06cm" fo:padding-right="0.0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IBM Plex Sans" fo:font-style="normal" fo:font-weight="normal"/>
    </style:style>
    <style:style style:name="P2" style:family="paragraph">
      <style:paragraph-properties fo:text-align="center" loext:tab-stop-distance="0cm">
        <style:tab-stops/>
      </style:paragraph-properties>
      <style:text-properties style:font-name="IBM Plex Sans" fo:font-style="normal" fo:font-weight="normal"/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0084d1" loext:opacity="100%" style:font-name="IBM Plex Sans" fo:font-size="10pt" fo:font-style="normal" fo:font-weight="normal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  <style:text-properties fo:color="#0084d1" loext:opacity="100%" style:font-name="IBM Plex Sans" fo:font-size="8pt" fo:font-style="normal" fo:font-weight="normal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c01238" loext:opacity="100%" style:font-name="IBM Plex Sans" fo:font-size="10pt" fo:font-style="normal" fo:font-weight="normal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  <style:text-properties fo:color="#c01238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7" style:family="paragraph">
      <loext:graphic-properties draw:fill="none"/>
      <style:paragraph-properties fo:text-align="center"/>
      <style:text-properties fo:color="#004586" loext:opacity="100%" style:font-name="IBM Plex Sans" fo:font-size="8pt" fo:font-style="normal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 loext:tab-stop-distance="0cm">
        <style:tab-stops/>
      </style:paragraph-properties>
      <style:text-properties style:use-window-font-color="true" loext:opacity="0%" style:font-name="IBM Plex Sans" fo:font-style="normal" fo:font-weight="normal"/>
    </style:style>
    <style:style style:name="P9" style:family="paragraph">
      <loext:graphic-properties draw:fill="solid" draw:fill-color="#81c784"/>
      <style:paragraph-properties fo:text-align="center" loext:tab-stop-distance="0cm">
        <style:tab-stops/>
      </style:paragraph-properties>
      <style:text-properties style:use-window-font-color="true" loext:opacity="0%" style:font-name="IBM Plex Sans" fo:font-size="8pt" fo:font-style="normal" fo:font-weight="normal" style:font-size-asian="8pt" style:font-weight-asian="bold" style:font-size-complex="8pt" style:font-weight-complex="bold"/>
    </style:style>
    <style:style style:name="P10" style:family="paragraph">
      <loext:graphic-properties draw:fill="solid" draw:fill-color="#81c784"/>
      <style:paragraph-properties fo:text-align="center" loext:tab-stop-distance="0cm">
        <style:tab-stops/>
      </style:paragraph-properties>
      <style:text-properties style:use-window-font-color="true" loext:opacity="0%" style:font-name="IBM Plex Sans" fo:font-size="10pt" fo:font-style="normal" fo:font-weight="normal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color="#0084d1" loext:opacity="100%" fo:font-size="10pt" style:font-size-asian="10pt" style:font-weight-asian="bold" style:font-size-complex="10pt" style:font-weight-complex="bold"/>
    </style:style>
    <style:style style:name="T2" style:family="text">
      <style:text-properties fo:color="#0084d1" loext:opacity="100%" fo:font-size="8pt" style:font-size-asian="8pt" style:font-weight-asian="bold" style:font-size-complex="8pt" style:font-weight-complex="bold"/>
    </style:style>
    <style:style style:name="T3" style:family="text">
      <style:text-properties fo:color="#c01238" loext:opacity="100%" fo:font-size="9pt" style:font-size-asian="10pt" style:font-weight-asian="bold" style:font-size-complex="10pt" style:font-weight-complex="bold"/>
    </style:style>
    <style:style style:name="T4" style:family="text">
      <style:text-properties fo:color="#c01238" loext:opacity="100%" fo:font-size="9pt" style:font-size-asian="9pt" style:font-weight-asian="bold" style:font-size-complex="9pt" style:font-weight-complex="bold"/>
    </style:style>
    <style:style style:name="T5" style:family="text">
      <style:text-properties fo:color="#004586" loext:opacity="100%" fo:font-size="8pt" style:font-size-asian="8pt" style:font-weight-asian="normal" style:font-size-complex="8pt" style:font-weight-complex="normal"/>
    </style:style>
    <style:style style:name="T6" style:family="text">
      <style:text-properties style:use-window-font-color="true" loext:opacity="0%" fo:font-size="8pt" style:font-size-asian="8pt" style:font-weight-asian="bold" style:font-size-complex="8pt" style:font-weight-complex="bold"/>
    </style:style>
    <style:style style:name="T7" style:family="text">
      <style:text-properties fo:color="#004586" loext:opacity="100%" fo:font-size="8pt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899cm" svg:y1="4.2cm" svg:x2="11.099cm" svg:y2="4.2cm">
          <text:p/>
        </draw:line>
        <draw:line draw:style-name="gr1" draw:text-style-name="P1" draw:layer="layout" svg:x1="4.899cm" svg:y1="5.7cm" svg:x2="11.099cm" svg:y2="5.7cm">
          <text:p/>
        </draw:line>
        <draw:line draw:style-name="gr1" draw:text-style-name="P1" draw:layer="layout" svg:x1="4.899cm" svg:y1="4.97cm" svg:x2="11.099cm" svg:y2="4.95cm">
          <text:p/>
        </draw:line>
        <draw:frame draw:style-name="gr2" draw:text-style-name="P3" draw:layer="layout" svg:width="3.2cm" svg:height="0.625cm" svg:x="1.649cm" svg:y="5.82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25cm" svg:x="1.649cm" svg:y="5.075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25cm" svg:x="1.649cm" svg:y="4.325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25cm" svg:x="1.649cm" svg:y="3.575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25cm" svg:x="1.649cm" svg:y="2.825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25cm" svg:x="1.649cm" svg:y="2.075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25cm" svg:x="1.649cm" svg:y="1.325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25cm" svg:height="1cm" svg:x="0.524cm" svg:y="0.2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9952.87603814211 24254.145854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4" draw:text-style-name="P5" draw:layer="layout" svg:width="1.125cm" svg:height="0.68cm" svg:x="0.499cm" svg:y="5.7cm">
          <draw:text-box>
            <text:p text:style-name="P2"><text:span text:style-name="T3">bit</text:span></text:p>
          </draw:text-box>
        </draw:frame>
        <draw:frame draw:style-name="gr4" draw:text-style-name="P5" draw:layer="layout" svg:width="1.574cm" svg:height="0.68cm" svg:x="0.3cm" svg:y="5cm">
          <draw:text-box>
            <text:p text:style-name="P2"><text:span text:style-name="T3">trame</text:span></text:p>
          </draw:text-box>
        </draw:frame>
        <draw:frame draw:style-name="gr4" draw:text-style-name="P5" draw:layer="layout" svg:width="1.724cm" svg:height="0.68cm" svg:x="0.2cm" svg:y="4.3cm">
          <draw:text-box>
            <text:p text:style-name="P2"><text:span text:style-name="T3">paquet</text:span></text:p>
          </draw:text-box>
        </draw:frame>
        <draw:custom-shape draw:style-name="gr5" draw:text-style-name="P6" draw:layer="layout" svg:width="2.125cm" svg:height="0.75cm" svg:x="0.524cm" svg:y="6.575cm">
          <text:p text:style-name="P1"><text:span text:style-name="T4">Unités de</text:span></text:p>
          <text:p text:style-name="P1"><text:span text:style-name="T4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6" draw:text-style-name="P7" draw:layer="layout" svg:width="2.125cm" svg:height="0.4cm" svg:x="3.599cm" svg:y="6.725cm">
          <text:p text:style-name="P1"><text:span text:style-name="T5">Concentrateur</text:span></text:p>
          <draw:enhanced-geometry svg:viewBox="0 0 21600 21600" draw:text-areas="800 800 20800 20800" draw:type="round-rectangular-callout" draw:modifiers="16194.9200376294 -14489.775561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7" draw:text-style-name="P9" draw:layer="layout" svg:width="1.2cm" svg:height="0.62cm" svg:x="5.074cm" svg:y="5.825cm">
          <draw:text-box>
            <text:p text:style-name="P8"><text:span text:style-name="T6">hub</text:span></text:p>
          </draw:text-box>
        </draw:frame>
        <draw:frame draw:style-name="gr8" draw:text-style-name="P10" draw:layer="layout" svg:width="1.2cm" svg:height="2.125cm" svg:x="7.844cm" svg:y="4.325cm">
          <draw:text-box>
            <text:p text:style-name="P8"><text:span text:style-name="T6">router</text:span></text:p>
          </draw:text-box>
        </draw:frame>
        <draw:frame draw:style-name="gr8" draw:text-style-name="P10" draw:layer="layout" svg:width="1.4cm" svg:height="5.125cm" svg:x="9.244cm" svg:y="1.325cm">
          <draw:text-box>
            <text:p text:style-name="P8"><text:span text:style-name="T6">gateway</text:span></text:p>
          </draw:text-box>
        </draw:frame>
        <draw:frame draw:style-name="gr8" draw:text-style-name="P10" draw:layer="layout" svg:width="1.2cm" svg:height="1.375cm" svg:x="6.444cm" svg:y="5.075cm">
          <draw:text-box>
            <text:p text:style-name="P8"><text:span text:style-name="T6">bridge</text:span></text:p>
          </draw:text-box>
        </draw:frame>
        <draw:custom-shape draw:style-name="gr6" draw:text-style-name="P7" draw:layer="layout" svg:width="1.699cm" svg:height="0.499cm" svg:x="10.676cm" svg:y="1.876cm">
          <text:p text:style-name="P1"><text:span text:style-name="T5">Passerelle</text:span></text:p>
          <draw:enhanced-geometry svg:viewBox="0 0 21600 21600" draw:text-areas="800 800 20800 20800" draw:type="round-rectangular-callout" draw:modifiers="-4917.17647058824 8121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6" draw:text-style-name="P7" draw:layer="layout" svg:width="1.5cm" svg:height="0.499cm" svg:x="10.749cm" svg:y="4.35cm">
          <text:p text:style-name="P1"><text:span text:style-name="T5">Routeur</text:span></text:p>
          <draw:enhanced-geometry svg:viewBox="0 0 21600 21600" draw:text-areas="800 800 20800 20800" draw:type="round-rectangular-callout" draw:modifiers="-6633.97734843438 959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6" draw:text-style-name="P7" draw:layer="layout" svg:width="2.125cm" svg:height="0.625cm" svg:x="10.124cm" svg:y="6.6cm">
          <text:p text:style-name="P1"><text:span text:style-name="T5">Commutateur</text:span></text:p>
          <text:p text:style-name="P1"><text:span text:style-name="T7">switch</text:span></text:p>
          <draw:enhanced-geometry svg:viewBox="0 0 21600 21600" draw:text-areas="800 800 20800 20800" draw:type="round-rectangular-callout" draw:modifiers="-1777.98682972719 -28915.0159744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9" draw:text-style-name="P11" draw:layer="layout" svg:width="0.7cm" svg:height="0.7cm" svg:x="9.594cm" svg:y="5.025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frame draw:style-name="gr9" draw:text-style-name="P11" draw:layer="layout" svg:width="0.7cm" svg:height="0.7cm" svg:x="9.594cm" svg:y="4.281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0" draw:text-style-name="P12" draw:layer="layout" svg:width="0.7cm" svg:height="0.7cm" svg:x="9.594cm" svg:y="1.8cm">
          <draw:image xlink:href="Pictures/100000010000020000000200E3E425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2.5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3-13T18:42:17</meta:creation-date>
    <dc:date>2025-09-20T10:10:01.201618000</dc:date>
    <meta:editing-duration>PT13H33M</meta:editing-duration>
    <meta:editing-cycles>58</meta:editing-cycles>
    <meta:generator>LibreOffice/25.8.1.1$MacOSX_X86_64 LibreOffice_project/54047653041915e595ad4e45cccea684809c77b5</meta:generator>
    <dc:creator>Philippe Latu</dc:creator>
    <meta:document-statistic meta:object-count="26"/>
  </office:meta>
</office:document-meta>
</file>